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color="#000000" loext:opacity="100%" style:font-name="Droid Sans Mono" fo:font-size="10.5pt" fo:font-weight="normal" officeooo:rsid="003c3275" officeooo:paragraph-rsid="003c3275" fo:background-color="transparent"/>
    </style:style>
    <style:style style:name="P2" style:family="paragraph" style:parent-style-name="Standard">
      <style:text-properties fo:color="#000000" loext:opacity="100%" style:font-name="Droid Sans Mono" fo:font-size="10.5pt" fo:font-weight="normal" officeooo:rsid="003e6164" officeooo:paragraph-rsid="003e6164" fo:background-color="transparent"/>
    </style:style>
    <style:style style:name="P3" style:family="paragraph" style:parent-style-name="Standard">
      <style:text-properties fo:color="#000000" loext:opacity="100%" style:font-name="Droid Sans Mono" fo:font-size="10.5pt" fo:font-weight="normal" officeooo:rsid="0042be1b" officeooo:paragraph-rsid="0042be1b" fo:background-color="transparent"/>
    </style:style>
    <style:style style:name="P4" style:family="paragraph" style:parent-style-name="Standard">
      <style:text-properties fo:color="#000000" loext:opacity="100%" style:font-name="Droid Sans Mono" fo:font-size="10.5pt" fo:font-weight="normal" officeooo:rsid="00497c44" officeooo:paragraph-rsid="00497c44" fo:background-color="transparent"/>
    </style:style>
    <style:style style:name="P5" style:family="paragraph" style:parent-style-name="Standard">
      <style:text-properties fo:color="#000000" loext:opacity="100%" style:font-name="Droid Sans Mono" fo:font-size="10.5pt" fo:font-weight="normal" officeooo:rsid="004a6773" officeooo:paragraph-rsid="004a6773" fo:background-color="transparent"/>
    </style:style>
    <style:style style:name="P6" style:family="paragraph" style:parent-style-name="Standard">
      <style:text-properties fo:color="#000000" loext:opacity="100%" style:font-name="Droid Sans Mono" fo:font-size="10.5pt" fo:font-weight="normal" officeooo:rsid="004b9c54" officeooo:paragraph-rsid="004b9c54" fo:background-color="transparent"/>
    </style:style>
    <style:style style:name="P7" style:family="paragraph" style:parent-style-name="Standard">
      <style:text-properties fo:color="#000000" loext:opacity="100%" style:font-name="Droid Sans Mono" fo:font-size="10.5pt" fo:font-weight="normal" officeooo:rsid="004b9c54" officeooo:paragraph-rsid="004a6773" fo:background-color="transparent"/>
    </style:style>
    <style:style style:name="P8" style:family="paragraph" style:parent-style-name="Standard">
      <style:text-properties fo:color="#000000" loext:opacity="100%" style:font-name="Droid Sans Mono" fo:font-size="10.5pt" fo:font-weight="normal" officeooo:rsid="004e9a05" officeooo:paragraph-rsid="004e9a05" fo:background-color="transparent"/>
    </style:style>
    <style:style style:name="P9" style:family="paragraph" style:parent-style-name="Standard">
      <style:text-properties fo:color="#000000" loext:opacity="100%" style:font-name="Droid Sans Mono" fo:font-size="10.5pt" fo:font-weight="normal" officeooo:rsid="004e9a05" officeooo:paragraph-rsid="005770da" fo:background-color="transparent"/>
    </style:style>
    <style:style style:name="P10" style:family="paragraph" style:parent-style-name="Standard">
      <style:text-properties fo:color="#000000" loext:opacity="100%" style:font-name="Droid Sans Mono" fo:font-size="10.5pt" fo:font-weight="normal" officeooo:rsid="0054c511" officeooo:paragraph-rsid="0054c511" fo:background-color="transparent"/>
    </style:style>
    <style:style style:name="P11" style:family="paragraph" style:parent-style-name="Standard">
      <style:text-properties fo:color="#000000" loext:opacity="100%" style:font-name="Droid Sans Mono" fo:font-size="10.5pt" fo:font-weight="normal" officeooo:rsid="0056305e" officeooo:paragraph-rsid="0056305e" fo:background-color="transparent"/>
    </style:style>
    <style:style style:name="P12" style:family="paragraph" style:parent-style-name="Standard">
      <style:text-properties fo:color="#000000" loext:opacity="100%" style:font-name="Droid Sans Mono" fo:font-size="10.5pt" fo:font-weight="normal" officeooo:rsid="00571683" officeooo:paragraph-rsid="00571683" fo:background-color="transparent"/>
    </style:style>
    <style:style style:name="P13" style:family="paragraph" style:parent-style-name="Standard">
      <style:text-properties fo:color="#000000" loext:opacity="100%" style:font-name="Droid Sans Mono" fo:font-size="10.5pt" fo:font-weight="normal" officeooo:rsid="0058f8f0" officeooo:paragraph-rsid="0058f8f0" fo:background-color="transparent"/>
    </style:style>
    <style:style style:name="P14" style:family="paragraph" style:parent-style-name="Standard">
      <style:text-properties fo:color="#000000" loext:opacity="100%" style:font-name="Droid Sans Mono" fo:font-size="10.5pt" fo:font-weight="normal" officeooo:rsid="005a6684" officeooo:paragraph-rsid="005a6684" fo:background-color="transparent"/>
    </style:style>
    <style:style style:name="P15" style:family="paragraph" style:parent-style-name="Standard">
      <style:text-properties fo:color="#000000" loext:opacity="100%" style:font-name="Droid Sans Mono" fo:font-size="10.5pt" fo:font-weight="normal" officeooo:rsid="005c061e" officeooo:paragraph-rsid="005a6684" fo:background-color="transparent"/>
    </style:style>
    <style:style style:name="P16" style:family="paragraph" style:parent-style-name="Standard">
      <style:text-properties fo:color="#000000" loext:opacity="100%" style:font-name="Droid Sans Mono" fo:font-size="10.5pt" fo:font-weight="normal" officeooo:rsid="005d4c1a" officeooo:paragraph-rsid="005d4c1a" fo:background-color="transparent"/>
    </style:style>
    <style:style style:name="P17" style:family="paragraph" style:parent-style-name="Standard">
      <style:text-properties fo:color="#000000" loext:opacity="100%" style:font-name="Droid Sans Mono" fo:font-size="10.5pt" fo:font-weight="normal" officeooo:rsid="005e9d6e" officeooo:paragraph-rsid="005e9d6e" fo:background-color="transparent"/>
    </style:style>
    <style:style style:name="P18" style:family="paragraph" style:parent-style-name="Standard">
      <style:text-properties fo:color="#000000" loext:opacity="100%" style:font-name="Droid Sans Mono" fo:font-size="10.5pt" fo:font-weight="normal" officeooo:rsid="005f5dd0" officeooo:paragraph-rsid="005f5dd0" fo:background-color="transparent"/>
    </style:style>
    <style:style style:name="P19" style:family="paragraph" style:parent-style-name="Standard">
      <style:text-properties fo:color="#000000" loext:opacity="100%" style:font-name="Droid Sans Mono" fo:font-size="10.5pt" fo:font-weight="normal" officeooo:rsid="005ffc6f" officeooo:paragraph-rsid="005ffc6f" fo:background-color="transparent"/>
    </style:style>
    <style:style style:name="P20" style:family="paragraph" style:parent-style-name="Standard">
      <style:text-properties fo:color="#000000" loext:opacity="100%" style:font-name="Droid Sans Mono" fo:font-size="10.5pt" fo:font-weight="normal" officeooo:rsid="0062e7b8" officeooo:paragraph-rsid="0062e7b8" fo:background-color="transparent"/>
    </style:style>
    <style:style style:name="P21" style:family="paragraph" style:parent-style-name="Standard">
      <style:text-properties fo:color="#000000" loext:opacity="100%" style:font-name="Droid Sans Mono" fo:font-size="10.5pt" fo:font-weight="normal" officeooo:rsid="00648934" officeooo:paragraph-rsid="00648934" fo:background-color="transparent"/>
    </style:style>
    <style:style style:name="P22" style:family="paragraph" style:parent-style-name="Standard">
      <style:text-properties fo:color="#000000" loext:opacity="100%" style:font-name="Droid Sans Mono" fo:font-size="10.5pt" fo:font-weight="normal" officeooo:rsid="00670430" officeooo:paragraph-rsid="00670430" fo:background-color="transparent"/>
    </style:style>
    <style:style style:name="P23" style:family="paragraph" style:parent-style-name="Standard">
      <style:text-properties fo:color="#000000" loext:opacity="100%" style:font-name="Droid Sans Mono" fo:font-size="10.5pt" fo:font-weight="normal" officeooo:rsid="006a27f6" officeooo:paragraph-rsid="006a27f6" fo:background-color="transparent"/>
    </style:style>
    <style:style style:name="P24" style:family="paragraph" style:parent-style-name="Standard">
      <style:text-properties fo:color="#000000" loext:opacity="100%" style:font-name="Droid Sans Mono" fo:font-size="10.5pt" fo:font-weight="normal" officeooo:rsid="006a71f1" officeooo:paragraph-rsid="006a71f1" fo:background-color="transparent"/>
    </style:style>
    <style:style style:name="P25" style:family="paragraph" style:parent-style-name="Standard">
      <style:text-properties fo:color="#000000" loext:opacity="100%" style:font-name="Droid Sans Mono" fo:font-size="10.5pt" fo:font-weight="normal" officeooo:rsid="004f6aa9" officeooo:paragraph-rsid="006bfa35" fo:background-color="transparent"/>
    </style:style>
    <style:style style:name="P26" style:family="paragraph" style:parent-style-name="Standard">
      <style:text-properties fo:color="#000000" loext:opacity="100%" style:font-name="Droid Sans Mono" fo:font-size="10.5pt" fo:font-weight="normal" officeooo:rsid="006d004d" officeooo:paragraph-rsid="006d004d" fo:background-color="transparent"/>
    </style:style>
    <style:style style:name="P27" style:family="paragraph" style:parent-style-name="Standard">
      <style:text-properties fo:color="#000000" loext:opacity="100%" style:font-name="Droid Sans Mono" fo:font-size="10.5pt" fo:font-weight="normal" officeooo:rsid="006e1c4a" officeooo:paragraph-rsid="006e1c4a" fo:background-color="transparent"/>
    </style:style>
    <style:style style:name="P28" style:family="paragraph" style:parent-style-name="Standard">
      <style:text-properties fo:color="#000000" loext:opacity="100%" style:font-name="Droid Sans Mono" fo:font-size="10.5pt" fo:font-weight="normal" officeooo:rsid="006f04c6" officeooo:paragraph-rsid="006f04c6" fo:background-color="transparent"/>
    </style:style>
    <style:style style:name="P29" style:family="paragraph" style:parent-style-name="Standard">
      <style:text-properties fo:color="#000000" loext:opacity="100%" style:font-name="Droid Sans Mono" fo:font-size="10.5pt" fo:font-weight="normal" officeooo:rsid="00709bba" officeooo:paragraph-rsid="00709bba" fo:background-color="transparent"/>
    </style:style>
    <style:style style:name="P30" style:family="paragraph" style:parent-style-name="Standard">
      <style:text-properties fo:color="#000000" loext:opacity="100%" style:font-name="Droid Sans Mono" fo:font-size="10.5pt" fo:font-weight="normal" officeooo:rsid="00716d69" officeooo:paragraph-rsid="00716d69" fo:background-color="transparent"/>
    </style:style>
    <style:style style:name="P31" style:family="paragraph" style:parent-style-name="Standard">
      <style:text-properties fo:color="#000000" loext:opacity="100%" style:font-name="Droid Sans Mono" fo:font-size="10.5pt" fo:font-weight="normal" officeooo:rsid="0074d7b2" officeooo:paragraph-rsid="0074d7b2" fo:background-color="transparent"/>
    </style:style>
    <style:style style:name="P32" style:family="paragraph" style:parent-style-name="Standard">
      <style:text-properties fo:color="#c9211e" loext:opacity="100%" fo:font-weight="bold" officeooo:rsid="002612ce" officeooo:paragraph-rsid="002a686b" fo:background-color="#ffff00" style:font-weight-asian="bold" style:font-weight-complex="bold"/>
    </style:style>
    <style:style style:name="P33" style:family="paragraph" style:parent-style-name="Standard">
      <style:text-properties fo:color="#c9211e" loext:opacity="100%" style:font-name="Droid Sans Mono" fo:font-size="10.5pt" fo:font-weight="normal" officeooo:rsid="00512b0c" officeooo:paragraph-rsid="00512b0c" fo:background-color="transparent"/>
    </style:style>
    <style:style style:name="P34" style:family="paragraph" style:parent-style-name="Standard">
      <style:text-properties fo:color="#c9211e" loext:opacity="100%" style:font-name="Droid Sans Mono" fo:font-size="10.5pt" fo:font-weight="normal" officeooo:rsid="0054c511" officeooo:paragraph-rsid="0054c511" fo:background-color="transparent"/>
    </style:style>
    <style:style style:name="P35" style:family="paragraph" style:parent-style-name="Standard">
      <style:text-properties fo:color="#c9211e" loext:opacity="100%" style:font-name="Droid Sans Mono" fo:font-size="10.5pt" fo:font-weight="normal" officeooo:rsid="0058f8f0" officeooo:paragraph-rsid="0058f8f0" fo:background-color="transparent"/>
    </style:style>
    <style:style style:name="P36" style:family="paragraph" style:parent-style-name="Standard">
      <style:text-properties fo:color="#c9211e" loext:opacity="100%" fo:font-weight="bold" officeooo:rsid="002612ce" officeooo:paragraph-rsid="002a686b" fo:background-color="#ffff00" style:font-weight-asian="bold" style:font-weight-complex="bold"/>
    </style:style>
    <style:style style:name="P37" style:family="paragraph" style:parent-style-name="Standard">
      <style:text-properties fo:color="#000000" loext:opacity="100%" style:font-name="Droid Sans Mono" fo:font-size="10.5pt" fo:font-weight="normal" officeooo:rsid="005e9d6e" officeooo:paragraph-rsid="005d4c1a" fo:background-color="transparent"/>
    </style:style>
    <style:style style:name="P38" style:family="paragraph" style:parent-style-name="Standard">
      <style:text-properties fo:color="#000000" loext:opacity="100%" style:font-name="Droid Sans Mono" fo:font-size="10.5pt" fo:font-weight="normal" officeooo:rsid="005d4c1a" officeooo:paragraph-rsid="005a6684" fo:background-color="transparent"/>
    </style:style>
    <style:style style:name="P39" style:family="paragraph" style:parent-style-name="Standard">
      <style:text-properties fo:color="#000000" loext:opacity="100%" style:font-name="Droid Sans Mono" fo:font-size="10.5pt" fo:font-weight="normal" officeooo:rsid="006d004d" officeooo:paragraph-rsid="006d004d" fo:background-color="transparent"/>
    </style:style>
    <style:style style:name="P40" style:family="paragraph" style:parent-style-name="Standard">
      <style:text-properties fo:color="#000000" loext:opacity="100%" style:font-name="Droid Sans Mono" fo:font-size="10.5pt" fo:font-weight="normal" officeooo:rsid="006a27f6" officeooo:paragraph-rsid="00670430" fo:background-color="transparent"/>
    </style:style>
    <style:style style:name="P41" style:family="paragraph" style:parent-style-name="Standard">
      <style:text-properties fo:color="#2a6099" loext:opacity="100%" style:font-name="Droid Sans Mono" fo:font-size="10.5pt" fo:font-weight="normal" officeooo:rsid="0074f6c6" officeooo:paragraph-rsid="0074f6c6" fo:background-color="transparent"/>
    </style:style>
    <style:style style:name="P42" style:family="paragraph" style:parent-style-name="Standard">
      <style:text-properties fo:color="#2a6099" loext:opacity="100%" style:font-name="Droid Sans Mono" fo:font-size="10.5pt" fo:font-weight="normal" officeooo:rsid="005a6684" officeooo:paragraph-rsid="0074f6c6" fo:background-color="transparent"/>
    </style:style>
    <style:style style:name="P43" style:family="paragraph" style:parent-style-name="Standard">
      <style:text-properties fo:color="#2a6099" loext:opacity="100%" style:font-name="Droid Sans Mono" fo:font-size="10.5pt" fo:font-weight="normal" officeooo:rsid="005c061e" officeooo:paragraph-rsid="0074f6c6" fo:background-color="transparent"/>
    </style:style>
    <style:style style:name="P44" style:family="paragraph" style:parent-style-name="Standard">
      <style:text-properties fo:color="#2a6099" loext:opacity="100%" style:font-name="Droid Sans Mono" fo:font-size="10.5pt" fo:font-weight="normal" officeooo:rsid="00670430" officeooo:paragraph-rsid="00761b9c" fo:background-color="transparent"/>
    </style:style>
    <style:style style:name="P45" style:family="paragraph" style:parent-style-name="Standard">
      <style:text-properties fo:color="#2a6099" loext:opacity="100%" style:font-name="Droid Sans Mono" fo:font-size="10.5pt" fo:font-weight="normal" officeooo:rsid="006a27f6" officeooo:paragraph-rsid="00761b9c" fo:background-color="transparent"/>
    </style:style>
    <style:style style:name="P46" style:family="paragraph" style:parent-style-name="Standard">
      <style:text-properties fo:color="#f10d0c" loext:opacity="100%" style:font-name="Droid Sans Mono" fo:font-size="10.5pt" fo:font-weight="normal" officeooo:rsid="006a27f6" officeooo:paragraph-rsid="00670430" fo:background-color="transparent"/>
    </style:style>
    <style:style style:name="P47" style:family="paragraph" style:parent-style-name="Standard">
      <style:text-properties fo:color="#f10d0c" loext:opacity="100%" style:font-name="Droid Sans Mono" fo:font-size="10.5pt" fo:font-weight="normal" officeooo:rsid="006d004d" officeooo:paragraph-rsid="006d004d" fo:background-color="transparent"/>
    </style:style>
    <style:style style:name="T1" style:family="text">
      <style:text-properties officeooo:rsid="004b9c54"/>
    </style:style>
    <style:style style:name="T2" style:family="text">
      <style:text-properties officeooo:rsid="00552a8c"/>
    </style:style>
    <style:style style:name="T3" style:family="text">
      <style:text-properties officeooo:rsid="005770da"/>
    </style:style>
    <style:style style:name="T4" style:family="text">
      <style:text-properties officeooo:rsid="005e3ed1"/>
    </style:style>
    <style:style style:name="T5" style:family="text">
      <style:text-properties officeooo:rsid="00716d69"/>
    </style:style>
    <style:style style:name="T6" style:family="text">
      <style:text-properties officeooo:rsid="00732c19"/>
    </style:style>
    <style:style style:name="T7" style:family="text">
      <style:text-properties officeooo:rsid="0074d7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irssi -c irc.freenode.net</text:p>
      <text:p text:style-name="P32">nc chat.freenode.net 6667</text:p>
      <text:p text:style-name="P1"/>
      <text:p text:style-name="P2">--------------------------------</text:p>
      <text:p text:style-name="P2"/>
      <text:p text:style-name="P3">encapsulation ? </text:p>
      <text:p text:style-name="P3">-------------------------------------</text:p>
      <text:p text:style-name="P4"/>
      <text:p text:style-name="P5">AVANT DE PUSH : <text:line-break/><text:line-break/>COMMENTER <text:span text:style-name="T1">le make clean pour la correction dans le MAKEFILE</text:span></text:p>
      <text:p text:style-name="P7"/>
      <text:p text:style-name="P6">--------------------------------------------------------------------</text:p>
      <text:p text:style-name="P6"/>
      <text:p text:style-name="P9">changer le message de bienvenue quand on join <text:span text:style-name="T5">un channel : je ne sais pas comment imprimer les Users et afficher quand a ete cree le channel</text:span></text:p>
      <text:p text:style-name="P8">--------------------------------------------------------------------</text:p>
      <text:p text:style-name="P8"/>
      <text:p text:style-name="P8">retester de mettre les ‘@’ avant le nickname pour les operateurs</text:p>
      <text:p text:style-name="P8"/>
      <text:p text:style-name="P8">---------------------------------------------------------------------------</text:p>
      <text:p text:style-name="P33"/>
      <text:p text:style-name="P34">verifier si dans la grille de correction il n’y a pas ce truc de <text:span text:style-name="T3">devoir/pouvoir</text:span> rejoindre plusieurs channels en meme temps</text:p>
      <text:p text:style-name="P10"/>
      <text:p text:style-name="P10">-----------------------------------------------------</text:p>
      <text:p text:style-name="P10"/>
      <text:p text:style-name="P10">12:46 -!- Not enough parameters</text:p>
      <text:p text:style-name="P10">12:46 -!- Not enough parameters</text:p>
      <text:p text:style-name="P10">12:46 -!- Not enough parameters</text:p>
      <text:p text:style-name="P10"/>
      <text:p text:style-name="P10"><text:s/><text:span text:style-name="T2">a la connexion c’est un peu chiant </text:span></text:p>
      <text:p text:style-name="P12"/>
      <text:p text:style-name="P12">----------------------------------------------------</text:p>
      <text:p text:style-name="P12"/>
      <text:p text:style-name="P13">map de <text:span text:style-name="T6">users : </text:span><text:s/>&lt;string, int&gt; , nicknames et Fds</text:p>
      <text:p text:style-name="P35"/>
      <text:p text:style-name="P13">---------------------------------------------------------</text:p>
      <text:p text:style-name="P13"/>
      <text:p text:style-name="P14">une fois que tout marche bien, retester avec nc ? </text:p>
      <text:p text:style-name="P38"/>
      <text:p text:style-name="P16">----------------------------------------</text:p>
      <text:p text:style-name="P25">dans ServerReply.hpp : </text:p>
      <text:p text:style-name="P25">remettre les noms bien pour que ce soit clair si c’est le prefix ou nick</text:p>
      <text:p text:style-name="P25"/>
      <text:p text:style-name="P16">_channel → channelName</text:p>
      <text:p text:style-name="P37"/>
      <text:p text:style-name="P17">-----------------------------------------------</text:p>
      <text:p text:style-name="P17"/>
      <text:p text:style-name="P17">parsing mot de passe ? </text:p>
      <text:p text:style-name="P19"/>
      <text:p text:style-name="P19">--------------------------------------------------------</text:p>
      <text:p text:style-name="P19"/>
      <text:p text:style-name="P20">notre serveur est different de IRC car un user peut changer le mode d’un autre user </text:p>
      <text:p text:style-name="P20"/>
      <text:p text:style-name="P20">---------------------------------------------------------</text:p>
      <text:p text:style-name="P21">renvoyer des messages MODE_USERMSG apres tous les changements de /Mode</text:p>
      <text:p text:style-name="P21">(doit s’afficher dans irssi)</text:p>
      <text:p text:style-name="P21"/>
      <text:p text:style-name="P21"><text:soft-page-break/>-------------------------------------------------------</text:p>
      <text:p text:style-name="P21"/>
      <text:p text:style-name="P22">est-ce que les MODE_USRMSG sont bien envoye a tout le monde // dans le channel ??</text:p>
      <text:p text:style-name="P22"/>
      <text:p text:style-name="P28">les modifs de Channel doivent apparaitre dans le chan oui </text:p>
      <text:p text:style-name="P28">/quit</text:p>
      <text:p text:style-name="P22"/>
      <text:p text:style-name="P22">-------------------------------------------------------</text:p>
      <text:p text:style-name="P22"/>
      <text:p text:style-name="P24">je pense qu’il faut rajouter des MODE messages partout car j’ai commente ceux en bas dans le fichier de Pia</text:p>
      <text:p text:style-name="P22"/>
      <text:p text:style-name="P22">--------------------------------------------------------</text:p>
      <text:p text:style-name="P46"/>
      <text:p text:style-name="P47">voir ce que sa donne avec les ‘&amp;’ au debut du channel car j’ai pas gere lol : <text:span text:style-name="T7">eh ba ca fait un truc chelou</text:span></text:p>
      <text:p text:style-name="P26"/>
      <text:p text:style-name="P26">-----------------------------------------------------------</text:p>
      <text:p text:style-name="P26"/>
      <text:p text:style-name="P27">juste un vector de string pour les channels dans les users ?</text:p>
      <text:p text:style-name="P27"/>
      <text:p text:style-name="P27">------------------------------------------------------------</text:p>
      <text:p text:style-name="P27"/>
      <text:p text:style-name="P27">et juste une map de <text:s/>nicknames / FD dans les users dans les channels ^^</text:p>
      <text:p text:style-name="P27"/>
      <text:p text:style-name="P27">-------------------------------------------------------------</text:p>
      <text:p text:style-name="P27"/>
      <text:p text:style-name="P27">les fonctions setBroadcast → changer les noms ? </text:p>
      <text:p text:style-name="P31">setBroadcastChannel;</text:p>
      <text:p text:style-name="P31"/>
      <text:p text:style-name="P27"/>
      <text:p text:style-name="P27">------------------------------------------------------------</text:p>
      <text:p text:style-name="P27"/>
      <text:p text:style-name="P29">KICK : pb / le user est kick puis JOIN a nouveau le channel ? </text:p>
      <text:p text:style-name="P29"/>
      <text:p text:style-name="P29">-----------------------------------------------------------</text:p>
      <text:p text:style-name="P29"/>
      <text:p text:style-name="P30">/JOIN / PART / j’avais encore des messages comme si le Fd etait set a un moment ou il ne devrait pas</text:p>
      <text:p text:style-name="P30"/>
      <text:p text:style-name="P30"/>
      <text:p text:style-name="P30"/>
      <text:p text:style-name="P30">----------------------------------------------</text:p>
      <text:p text:style-name="P30"/>
      <text:p text:style-name="P41">DETAILS </text:p>
      <text:p text:style-name="P41"/>
      <text:p text:style-name="P41">---------------------------------------------</text:p>
      <text:p text:style-name="P41"/>
      <text:p text:style-name="P42">#/chan: No such channel </text:p>
      <text:p text:style-name="P43">en fait on peut avoir un channel qui s’appelle ‘#/chan’</text:p>
      <text:p text:style-name="P41">nous ca renvoit une erreur no such channel ??? bof ?? </text:p>
      <text:p text:style-name="P41"/>
      <text:p text:style-name="P41">--------------------------------------------</text:p>
      <text:p text:style-name="P44"/>
      <text:p text:style-name="P45">Si j’ai le temps : ajouter un truc pour specifier la syntaxe dans la macro EMPTYMODEPARAM<text:line-break/><text:line-break/>#channel3 h * You must specify a parameter for the halfop mode. </text:p>
      <text:p text:style-name="P45"><text:s text:c="10"/>Syntax: &lt;nick&gt;.</text:p>
      <text:p text:style-name="P45"><text:soft-page-break/>11:47 -!- #channel3 o * You must specify a parameter for the op mode. Syntax: </text:p>
      <text:p text:style-name="P45"><text:s text:c="10"/>&lt;nick&gt;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7:00:25.130932633</meta:creation-date>
    <dc:date>2024-03-23T21:00:45.012839510</dc:date>
    <meta:editing-duration>PT12H45M37S</meta:editing-duration>
    <meta:editing-cycles>25</meta:editing-cycles>
    <meta:generator>LibreOffice/7.3.7.2$Linux_X86_64 LibreOffice_project/30$Build-2</meta:generator>
    <meta:document-statistic meta:table-count="0" meta:image-count="0" meta:object-count="0" meta:page-count="3" meta:paragraph-count="62" meta:word-count="419" meta:character-count="3394" meta:non-whitespace-character-count="2997"/>
  </office:meta>
</office:document-meta>
</file>